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P50" style:parent-style-name="Normal" style:family="paragraph">
      <style:text-properties style:font-name-complex="Calibri" fo:font-size="14pt" style:font-size-asian="14pt" style:font-size-complex="14pt"/>
    </style:style>
    <style:style style:name="TableColumn52" style:family="table-column">
      <style:table-column-properties style:column-width="1.5583in"/>
    </style:style>
    <style:style style:name="TableColumn53" style:family="table-column">
      <style:table-column-properties style:column-width="7.2777in"/>
    </style:style>
    <style:style style:name="TableColumn54" style:family="table-column">
      <style:table-column-properties style:column-width="1.8506in"/>
    </style:style>
    <style:style style:name="Table51" style:family="table">
      <style:table-properties style:width="10.6868in" style:rel-width="100%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58" style:family="table-row">
      <style:table-row-properties/>
    </style:style>
    <style:style style:name="TableCell5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6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de" fo:country="DE"/>
    </style:style>
    <style:style style:name="TableCell6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de" fo:country="DE"/>
    </style:style>
    <style:style style:name="TableRow65" style:family="table-row">
      <style:table-row-properties/>
    </style:style>
    <style:style style:name="TableCell66" style:family="table-cell">
      <style:table-cell-properties fo:border="0.0069in solid #999999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68" style:family="table-cell">
      <style:table-cell-properties fo:border="0.0069in solid #999999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70" style:family="table-cell">
      <style:table-cell-properties fo:border="0.0069in solid #999999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72" style:family="table-row">
      <style:table-row-properties/>
    </style:style>
    <style:style style:name="TableCell73" style:family="table-cell">
      <style:table-cell-properties fo:border="0.0069in solid #999999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75" style:family="table-cell">
      <style:table-cell-properties fo:border="0.0069in solid #999999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77" style:family="table-cell">
      <style:table-cell-properties fo:border="0.0069in solid #999999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79" style:family="table-row">
      <style:table-row-properties/>
    </style:style>
    <style:style style:name="TableCell80" style:family="table-cell">
      <style:table-cell-properties fo:border="0.0069in solid #999999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</style:style>
    <style:style style:name="T82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85" style:family="table-cell">
      <style:table-cell-properties fo:border="0.0069in solid #999999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87" style:family="table-row">
      <style:table-row-properties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90" style:family="table-cell">
      <style:table-cell-properties fo:border="0.0069in solid #999999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92" style:family="table-cell">
      <style:table-cell-properties fo:border="0.0069in solid #999999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94" style:family="table-row">
      <style:table-row-properties/>
    </style:style>
    <style:style style:name="TableCell95" style:family="table-cell">
      <style:table-cell-properties fo:border="0.0069in solid #999999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97" style:family="table-cell">
      <style:table-cell-properties fo:border="0.0069in solid #999999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99" style:family="table-cell">
      <style:table-cell-properties fo:border="0.0069in solid #999999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P101" style:parent-style-name="Normal" style:family="paragraph">
      <style:text-properties style:font-name-complex="Calibri" fo:font-size="14pt" style:font-size-asian="14pt" style:font-size-complex="14pt"/>
    </style:style>
    <style:style style:name="TableColumn103" style:family="table-column">
      <style:table-column-properties style:column-width="1.5583in"/>
    </style:style>
    <style:style style:name="TableColumn104" style:family="table-column">
      <style:table-column-properties style:column-width="7.2777in"/>
    </style:style>
    <style:style style:name="TableColumn105" style:family="table-column">
      <style:table-column-properties style:column-width="1.8506in"/>
    </style:style>
    <style:style style:name="Table102" style:family="table">
      <style:table-properties style:width="10.6868in" style:rel-width="100%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09" style:family="table-row">
      <style:table-row-properties/>
    </style:style>
    <style:style style:name="TableCell110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12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pl" fo:country="PL"/>
    </style:style>
    <style:style style:name="TableCell114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pl" fo:country="PL"/>
    </style:style>
    <style:style style:name="TableRow116" style:family="table-row">
      <style:table-row-properties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21" style:family="table-cell">
      <style:table-cell-properties fo:border="0.0069in solid #999999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23" style:family="table-row">
      <style:table-row-properties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28" style:family="table-cell">
      <style:table-cell-properties fo:border="0.0069in solid #999999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30" style:family="table-row">
      <style:table-row-properties/>
    </style:style>
    <style:style style:name="TableCell131" style:family="table-cell">
      <style:table-cell-properties fo:border="0.0069in solid #99999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133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36" style:family="table-cell">
      <style:table-cell-properties fo:border="0.0069in solid #999999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38" style:family="table-row">
      <style:table-row-properties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43" style:family="table-cell">
      <style:table-cell-properties fo:border="0.0069in solid #999999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45" style:family="table-row">
      <style:table-row-properties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P152" style:parent-style-name="Normal" style:family="paragraph">
      <style:text-properties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Delete author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Delete author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Info</text:p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ButtonDelete</text:p>
          </table:table-cell>
          <table:table-cell table:style-name="TableCell39">
            <text:p text:style-name="P40">Delete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LinkCancel</text:p>
          </table:table-cell>
          <table:table-cell table:style-name="TableCell46">
            <text:p text:style-name="P47">Cancel</text:p>
          </table:table-cell>
          <table:table-cell table:style-name="TableCell48">
            <text:p text:style-name="P49"/>
          </table:table-cell>
        </table:table-row>
      </table:table>
      <text:p text:style-name="P50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columns-spanned="3">
            <text:p text:style-name="P57">de-DE</text:p>
          </table:table-cell>
          <table:covered-table-cell/>
          <table:covered-table-cell/>
        </table:table-row>
        <table:table-row table:style-name="TableRow58">
          <table:table-cell table:style-name="TableCell59">
            <text:p text:style-name="P60">Resource key</text:p>
          </table:table-cell>
          <table:table-cell table:style-name="TableCell61">
            <text:p text:style-name="P62">Translation</text:p>
          </table:table-cell>
          <table:table-cell table:style-name="TableCell63">
            <text:p text:style-name="P64">Comment</text:p>
          </table:table-cell>
        </table:table-row>
        <table:table-row table:style-name="TableRow65">
          <table:table-cell table:style-name="TableCell66">
            <text:p text:style-name="P67">Title</text:p>
          </table:table-cell>
          <table:table-cell table:style-name="TableCell68">
            <text:p text:style-name="P69">Autor<text:s/>löschen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Header</text:p>
          </table:table-cell>
          <table:table-cell table:style-name="TableCell75">
            <text:p text:style-name="P76">Autor löschen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<text:span text:style-name="T82">Info</text:span>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ButtonDelete</text:p>
          </table:table-cell>
          <table:table-cell table:style-name="TableCell90">
            <text:p text:style-name="P91">Löschen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LinkCancel</text:p>
          </table:table-cell>
          <table:table-cell table:style-name="TableCell97">
            <text:p text:style-name="P98">Abbrechen</text:p>
          </table:table-cell>
          <table:table-cell table:style-name="TableCell99">
            <text:p text:style-name="P100"/>
          </table:table-cell>
        </table:table-row>
      </table:table>
      <text:p text:style-name="P101"/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 table:number-columns-spanned="3">
            <text:p text:style-name="P108">pl-PL</text:p>
          </table:table-cell>
          <table:covered-table-cell/>
          <table:covered-table-cell/>
        </table:table-row>
        <table:table-row table:style-name="TableRow109">
          <table:table-cell table:style-name="TableCell110">
            <text:p text:style-name="P111">Resource key</text:p>
          </table:table-cell>
          <table:table-cell table:style-name="TableCell112">
            <text:p text:style-name="P113">Translation</text:p>
          </table:table-cell>
          <table:table-cell table:style-name="TableCell114">
            <text:p text:style-name="P115">Comment</text:p>
          </table:table-cell>
        </table:table-row>
        <table:table-row table:style-name="TableRow116">
          <table:table-cell table:style-name="TableCell117">
            <text:p text:style-name="P118">Title</text:p>
          </table:table-cell>
          <table:table-cell table:style-name="TableCell119">
            <text:p text:style-name="P120">Usunięcie Autora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Header</text:p>
          </table:table-cell>
          <table:table-cell table:style-name="TableCell126">
            <text:p text:style-name="P127">Usunięcie Autora</text:p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<text:span text:style-name="T133">Info</text:span>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ButtonDelete</text:p>
          </table:table-cell>
          <table:table-cell table:style-name="TableCell141">
            <text:p text:style-name="P142">Usunąć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LinkCancel</text:p>
          </table:table-cell>
          <table:table-cell table:style-name="TableCell148">
            <text:p text:style-name="P149">Anuluj</text:p>
          </table:table-cell>
          <table:table-cell table:style-name="TableCell150">
            <text:p text:style-name="P151"/>
          </table:table-cell>
        </table:table-row>
      </table:table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31T07:35:00Z</dc:date>
    <meta:template xlink:href="Normal.dotm" xlink:type="simple"/>
    <meta:editing-cycles>16</meta:editing-cycles>
    <meta:editing-duration>PT540S</meta:editing-duration>
    <meta:document-statistic meta:page-count="1" meta:paragraph-count="1" meta:word-count="60" meta:character-count="420" meta:row-count="3" meta:non-whitespace-character-count="361"/>
  </office:meta>
</office:document-meta>
</file>